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3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4" style:family="graphic" style:parent-style-name="objectwithoutfill">
      <style:graphic-properties svg:stroke-width="0.025cm" draw:marker-start-width="0.229cm" draw:marker-end="Arrow_20_concave" draw:marker-end-width="0.229cm" draw:fill="none" draw:textarea-vertical-align="middle" fo:padding-top="0.137cm" fo:padding-bottom="0.137cm" fo:padding-left="0.262cm" fo:padding-right="0.262cm"/>
    </style:style>
    <style:style style:name="gr25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6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8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9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0.635cm" svg:x="0.162cm" svg:y="0.154cm">
          <text:p text:style-name="P1"><text:span text:style-name="T1">XMTR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97cm" svg:height="0.635cm" svg:x="0.108cm" svg:y="0.916cm">
          <text:p text:style-name="P3"><text:span text:style-name="T2">XF[0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0.635cm" svg:x="0.108cm" svg:y="1.551cm">
          <text:p text:style-name="P3"><text:span text:style-name="T2">XF[1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397cm" svg:height="0.635cm" svg:x="0.108cm" svg:y="2.186cm">
          <text:p text:style-name="P3"><text:span text:style-name="T2">XF[2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97cm" svg:height="0.635cm" svg:x="0.108cm" svg:y="2.821cm">
          <text:p text:style-name="P3"><text:span text:style-name="T2">XF[3]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397cm" svg:height="0.635cm" svg:x="1.505cm" svg:y="0.916cm">
          <text:p text:style-name="P3"><text:span text:style-name="T2">XF[4]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397cm" svg:height="0.635cm" svg:x="1.505cm" svg:y="1.551cm">
          <text:p text:style-name="P3"><text:span text:style-name="T2">XF[5]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397cm" svg:height="0.635cm" svg:x="1.505cm" svg:y="2.186cm">
          <text:p text:style-name="P3"><text:span text:style-name="T2">XF[6]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397cm" svg:height="0.635cm" svg:x="1.505cm" svg:y="2.821cm">
          <text:p text:style-name="P3"><text:span text:style-name="T2">XF[7]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97cm" svg:height="0.635cm" svg:x="2.902cm" svg:y="0.916cm">
          <text:p text:style-name="P3"><text:span text:style-name="T2">XF[8]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97cm" svg:height="0.635cm" svg:x="2.902cm" svg:y="1.551cm">
          <text:p text:style-name="P3"><text:span text:style-name="T2">XF[9]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397cm" svg:height="0.635cm" svg:x="2.902cm" svg:y="2.186cm">
          <text:p text:style-name="P3"><text:span text:style-name="T2">XF[10]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397cm" svg:height="0.635cm" svg:x="2.902cm" svg:y="2.821cm">
          <text:p text:style-name="P3"><text:span text:style-name="T2">XF[11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397cm" svg:height="0.635cm" svg:x="4.299cm" svg:y="0.916cm">
          <text:p text:style-name="P3"><text:span text:style-name="T2">XF[12]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397cm" svg:height="0.635cm" svg:x="4.299cm" svg:y="1.551cm">
          <text:p text:style-name="P3"><text:span text:style-name="T2">XF[13]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97cm" svg:height="0.635cm" svg:x="4.299cm" svg:y="2.186cm">
          <text:p text:style-name="P3"><text:span text:style-name="T2">XF[14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397cm" svg:height="0.635cm" svg:x="4.299cm" svg:y="2.821cm">
          <text:p text:style-name="P3"><text:span text:style-name="T2">XF[15]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397cm" svg:height="0.635cm" svg:x="7.147cm" svg:y="0.916cm">
          <text:p text:style-name="P3"><text:span text:style-name="T2">FR[n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397cm" svg:height="0.635cm" svg:x="7.147cm" svg:y="1.551cm">
          <text:p text:style-name="P3"><text:span text:style-name="T2">FR[n+1]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397cm" svg:height="0.635cm" svg:x="7.147cm" svg:y="2.186cm">
          <text:p text:style-name="P3"><text:span text:style-name="T2">FR[n+2]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397cm" svg:height="0.635cm" svg:x="7.147cm" svg:y="2.821cm">
          <text:p text:style-name="P3"><text:span text:style-name="T2">FR[n+3]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905cm" svg:height="0.635cm" svg:x="6.893cm" svg:y="0.154cm">
          <text:p text:style-name="P1"><text:span text:style-name="T1">FVn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05cm" svg:height="0.635cm" svg:x="10.576cm" svg:y="0.154cm">
          <text:p text:style-name="P1"><text:span text:style-name="T1">FVn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9.306cm" svg:y1="2.186cm" svg:x2="10.195cm" svg:y2="2.186cm">
          <text:p/>
        </draw:line>
        <draw:line draw:style-name="gr25" draw:text-style-name="P3" draw:layer="layout" svg:x1="0.162cm" svg:y1="3.456cm" svg:x2="0.162cm" svg:y2="0.916cm">
          <text:p/>
        </draw:line>
        <draw:line draw:style-name="gr25" draw:text-style-name="P3" draw:layer="layout" svg:x1="5.75cm" svg:y1="3.456cm" svg:x2="5.75cm" svg:y2="0.916cm">
          <text:p/>
        </draw:line>
        <draw:line draw:style-name="gr25" draw:text-style-name="P3" draw:layer="layout" svg:x1="0.543cm" svg:y1="3.456cm" svg:x2="0.162cm" svg:y2="3.456cm">
          <text:p/>
        </draw:line>
        <draw:line draw:style-name="gr25" draw:text-style-name="P3" draw:layer="layout" svg:x1="0.543cm" svg:y1="0.916cm" svg:x2="0.162cm" svg:y2="0.916cm">
          <text:p/>
        </draw:line>
        <draw:line draw:style-name="gr25" draw:text-style-name="P3" draw:layer="layout" svg:x1="5.75cm" svg:y1="0.916cm" svg:x2="5.369cm" svg:y2="0.916cm">
          <text:p/>
        </draw:line>
        <draw:line draw:style-name="gr25" draw:text-style-name="P3" draw:layer="layout" svg:x1="5.75cm" svg:y1="3.456cm" svg:x2="5.369cm" svg:y2="3.456cm">
          <text:p/>
        </draw:line>
        <draw:line draw:style-name="gr25" draw:text-style-name="P3" draw:layer="layout" svg:x1="6.893cm" svg:y1="3.456cm" svg:x2="6.893cm" svg:y2="0.916cm">
          <text:p/>
        </draw:line>
        <draw:line draw:style-name="gr25" draw:text-style-name="P3" draw:layer="layout" svg:x1="7.274cm" svg:y1="3.456cm" svg:x2="6.893cm" svg:y2="3.456cm">
          <text:p/>
        </draw:line>
        <draw:line draw:style-name="gr25" draw:text-style-name="P3" draw:layer="layout" svg:x1="7.274cm" svg:y1="0.916cm" svg:x2="6.893cm" svg:y2="0.916cm">
          <text:p/>
        </draw:line>
        <draw:line draw:style-name="gr25" draw:text-style-name="P3" draw:layer="layout" svg:x1="8.798cm" svg:y1="3.456cm" svg:x2="8.798cm" svg:y2="0.916cm">
          <text:p/>
        </draw:line>
        <draw:line draw:style-name="gr25" draw:text-style-name="P3" draw:layer="layout" svg:x1="8.798cm" svg:y1="0.916cm" svg:x2="8.417cm" svg:y2="0.916cm">
          <text:p/>
        </draw:line>
        <draw:line draw:style-name="gr25" draw:text-style-name="P3" draw:layer="layout" svg:x1="8.798cm" svg:y1="3.456cm" svg:x2="8.417cm" svg:y2="3.456cm">
          <text:p/>
        </draw:line>
        <draw:custom-shape draw:style-name="gr26" draw:text-style-name="P4" draw:layer="layout" svg:width="1.397cm" svg:height="0.635cm" svg:x="10.83cm" svg:y="0.916cm">
          <text:p text:style-name="P3"><text:span text:style-name="T2">FR[n]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397cm" svg:height="0.635cm" svg:x="10.83cm" svg:y="1.551cm">
          <text:p text:style-name="P3"><text:span text:style-name="T2">FR[n+1]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.397cm" svg:height="0.635cm" svg:x="10.83cm" svg:y="2.186cm">
          <text:p text:style-name="P3"><text:span text:style-name="T2">FR[n+2]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397cm" svg:height="0.635cm" svg:x="10.83cm" svg:y="2.821cm">
          <text:p text:style-name="P3"><text:span text:style-name="T2">FR[n+3]</text:span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0.576cm" svg:y1="3.456cm" svg:x2="10.576cm" svg:y2="0.916cm">
          <text:p/>
        </draw:line>
        <draw:line draw:style-name="gr25" draw:text-style-name="P3" draw:layer="layout" svg:x1="10.957cm" svg:y1="3.456cm" svg:x2="10.576cm" svg:y2="3.456cm">
          <text:p/>
        </draw:line>
        <draw:line draw:style-name="gr25" draw:text-style-name="P3" draw:layer="layout" svg:x1="10.957cm" svg:y1="0.916cm" svg:x2="10.576cm" svg:y2="0.916cm">
          <text:p/>
        </draw:line>
        <draw:line draw:style-name="gr25" draw:text-style-name="P3" draw:layer="layout" svg:x1="12.481cm" svg:y1="3.456cm" svg:x2="12.481cm" svg:y2="0.916cm">
          <text:p/>
        </draw:line>
        <draw:line draw:style-name="gr25" draw:text-style-name="P3" draw:layer="layout" svg:x1="12.481cm" svg:y1="0.916cm" svg:x2="12.1cm" svg:y2="0.916cm">
          <text:p/>
        </draw:line>
        <draw:line draw:style-name="gr25" draw:text-style-name="P3" draw:layer="layout" svg:x1="12.481cm" svg:y1="3.456cm" svg:x2="12.1cm" svg:y2="3.456cm">
          <text:p/>
        </draw:line>
        <draw:line draw:style-name="gr25" draw:text-style-name="P3" draw:layer="layout" svg:x1="6.385cm" svg:y1="2.059cm" svg:x2="6.131cm" svg:y2="2.313cm">
          <text:p/>
        </draw:line>
        <draw:line draw:style-name="gr25" draw:text-style-name="P3" draw:layer="layout" svg:x1="6.131cm" svg:y1="2.059cm" svg:x2="6.385cm" svg:y2="2.3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7:03:50</dc:date>
    <dc:creator>Yam </dc:creator>
    <meta:editing-duration>PT36M1S</meta:editing-duration>
    <meta:editing-cycles>27</meta:editing-cycles>
    <meta:generator>LibreOffice/3.5$Linux_x86 LibreOffice_project/350m1$Build-2</meta:generator>
    <meta:document-statistic meta:object-count="48"/>
  </office:meta>
</office:document-meta>
</file>